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2"/>
          <table:table-cell table:style-name="ce1" office:value-type="string">
            <text:p>Niejasności: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/>
          <table:table-cell office:value-type="string">
            <text:p>locksmith</text:p>
          </table:table-cell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\\\' itp.</text:p>
          </table:table-cell>
          <table:table-cell office:value-type="string">
            <text:p>\”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ja bym wolał quorum) wd: a ja kworum :)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5"/>
        </table:table-row>
      </table:table>
      <table:database-ranges>
        <table:database-range table:target-range-address="Arkusz1.E4:Arkusz1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2010-03-11</text:date>, <text:time>21:19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initial-creator>Wojciech Kapusta</meta:initial-creator>
    <meta:creation-date>2010-03-10T12:42:38</meta:creation-date>
    <dc:date>2010-03-11T21:19:54</dc:date>
    <dc:language>pl-PL</dc:language>
    <meta:editing-cycles>8</meta:editing-cycles>
    <meta:editing-duration>PT3H4M17S</meta:editing-duration>
    <meta:user-defined meta:name="qrichtext">1</meta:user-defined>
    <meta:user-defined meta:name="Info 2"/>
    <meta:user-defined meta:name="Info 3"/>
    <meta:user-defined meta:name="Info 4"/>
    <meta:document-statistic meta:table-count="1" meta:cell-count="42"/>
  </office:meta>
</office:document-meta>
</file>